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Heading">
      <style:paragraph-properties fo:text-align="end" style:justify-single-word="false"/>
    </style:style>
    <style:style style:name="P5" style:family="paragraph" style:parent-style-name="Table_20_Contents">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Heading">
      <style:paragraph-properties fo:text-align="end" style:justify-single-word="false"/>
    </style:style>
    <style:style style:name="P9" style:family="paragraph" style:parent-style-name="Table_20_Contents">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0082*"/>
    </style:style>
    <style:style style:name="Table1.B" style:family="table-column">
      <style:table-column-properties style:rel-column-width="55452*"/>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52428*"/>
    </style:style>
    <style:style style:name="Table3" style:family="table">
      <style:table-properties table:align="center" style:rel-width="100%"/>
    </style:style>
    <style:style style:name="Table3.A" style:family="table-column">
      <style:table-column-properties style:rel-column-width="13107*"/>
    </style:style>
    <style:style style:name="Table3.B" style:family="table-column">
      <style:table-column-properties style:rel-column-width="52428*"/>
    </style:style>
    <style:style style:name="Table4" style:family="table">
      <style:table-properties table:align="center" style:rel-width="100%"/>
    </style:style>
    <style:style style:name="Table4.A" style:family="table-column">
      <style:table-column-properties style:rel-column-width="13107*"/>
    </style:style>
    <style:style style:name="Table4.B" style:family="table-column">
      <style:table-column-properties style:rel-column-width="52428*"/>
    </style:style>
    <style:style style:name="Table5" style:family="table">
      <style:table-properties table:align="center" style:rel-width="100%"/>
    </style:style>
    <style:style style:name="Table5.A" style:family="table-column">
      <style:table-column-properties style:rel-column-width="13107*"/>
    </style:style>
    <style:style style:name="Table5.B" style:family="table-column">
      <style:table-column-properties style:rel-column-width="52428*"/>
    </style:style>
  </office:automatic-styles>
  <office:body>
    <office:text>
<text:p text:style-name="Title">Aplicaciones web</text:p>
<text:p text:style-name="Subtitle">Curso 2024-2025</text:p>
<text:p text:style-name="Author">Opositor Nº 88888888</text:p>
Programación didáctica para el primer curso del Grado Medio de Sistemas Microinformáticos y Redes. Impartida en el IES Salmedina (Chipiona, Cádiz) Curso 2024-2025.
<text:h text:style-name="Heading_20_1" text:outline-level="1"><text:bookmark-start text:name="introducción"/>Introducción<text:bookmark-end text:name="introducción"/></text:h>
<text:p text:style-name="First_20_paragraph">La programación didáctica es una forma de organizar la actividad docente, dándole una estructura coherente con las características de la enseñanza y de las circunstancias en que se produce, teniendo en cuenta todos los aspectos que rodean al alumnado y al proceso de enseñanza aprendizaje.</text:p>
<text:p text:style-name="Text_20_body">Programar es elaborar un proyecto de acción con una duración temporal variable, sobre unos contenidos, para un alumnado en una situación determinada y en un entorno determinado, con la finalidad de que alcancen unos objetivos que pueden constatarse y saber el grado de consecución de los mismos y en qué medida y cómo los han logrado.</text:p>
<text:p text:style-name="Text_20_body">Una programación didáctica ha de ser abierta y flexible ya que hemos de ser capaces de adaptarnos a las necesidades del alumnado y a su entorno.</text:p>
<text:h text:style-name="Heading_20_1" text:outline-level="1"><text:bookmark-start text:name="justificación"/>Justificación<text:bookmark-end text:name="justificación"/></text:h>
<text:p text:style-name="First_20_paragraph">En la Formación Profesional el Real Decreto 1147/2011 establece la ordenación general de la formación profesional. En su Artículo 3 se establece que las enseñanzas de Formación Profesional tienen por objeto conseguir que el alumnado adquiera las competencias profesionales, personales y sociales que capacitan para el desempeño cualificado de diversas profesiones, el acceso al empleo y la participación activa en la vida social, cultural y económica.</text:p>
<text:p text:style-name="Text_20_body">Estas competencias están agrupadas en cualificaciones profesionales, las cualificaciones profesionales son, de acuerdo a la Ley Orgánica 5/2002, de 19 de junio, el conjunto de competencias profesionales con significación para el empleo que pueden ser adquiridas mediante formación modular u otros tipos de formación y a través de la experiencia laboral.</text:p>
<text:p text:style-name="Text_20_body">Una persona cualificada es una persona preparada, alguien capaz de realizar un determinado trabajo, que dispone de todas las competencias profesionales que se requieren en ese puesto, haciendo a esa persona idónea para el puesto.</text:p>
<text:p text:style-name="Text_20_body">En el Catálogo Nacional de Cualificaciones Profesionales se ordenan las diferentes cualificaciones profesionales en diferentes Familias Profesionales y en diferentes niveles de cualificación, teniendo en cuenta criterios de la Unión Europea.</text:p>
<text:p text:style-name="Text_20_body">La cualificación profesional del Ciclo Formativo de Grado Medio : <text:span text:style-name="T1">Sistemas Microinformáticos y redes</text:span>, establecido por el Real Decreto de Título 1691/2007 y por la Orden 29 de Julio de 2009 de la Conselleria de Educación Formación y Empleo de la Generalitat Valenciana se estructura en:</text:p>
<text:list text:style-name="L1">
  <text:list-item>
    <text:p text:style-name="P1">Unidades de competencias que comprenden tanto competencias específicas como aquellas otras determinantes para un adecuado desempeño profesional.</text:p>
  </text:list-item>
  <text:list-item>
    <text:p text:style-name="P1">Módulos formativos que constituyen bloques coherentes de formación asociados a cada una de las unidades de competencia. Estas unidades configuran la cualificación y dan forma a la unidad mínima de formación profesional para obtener el título de “Técnico en Sistemas Microinformáticos y Redes” (SMX).</text:p>
  </text:list-item>
</text:list>
<text:h text:style-name="Heading_20_1" text:outline-level="1"><text:bookmark-start text:name="resultados-de-aprendizaje-y-criterios-de-evaluación"/>Resultados de aprendizaje y criterios de evaluación<text:bookmark-end text:name="resultados-de-aprendizaje-y-criterios-de-evaluación"/></text:h>
<text:p text:style-name="First_20_paragraph">Los resultados de aprendizaje son el conjunto de saberes que el alumnado ha de construir y organizar en sus esquemas de conocimiento, las habilidades cognitivas y destrezas motrices que deberán ser desplegadas en sus actuaciones, así como las actitudes que es necesario ir inculcando y desarrollando en el alumnado. Estos saberes, aplicados en un entorno laboral, se convertirán en competencias laborales. De acuerdo con la normativa vigente, los objetivos específicos están expresados en términos de resultados de aprendizaje. En el apartado de los criterios de evaluación estos están relacionados con los mismos.</text:p>
<text:p text:style-name="Text_20_body">Los resultados de aprendizaje ligados a este módulo están especificados en el BOE, y son los siguientes,</text:p>
<text:h text:style-name="Heading_20_2" text:outline-level="2"><text:bookmark-start text:name="resultado-de-aprendizaje-1-ra1"/>Resultado de aprendizaje 1 (RA1)<text:bookmark-end text:name="resultado-de-aprendizaje-1-ra1"/></text:h>
<text:p text:style-name="First_20_paragraph">Instala gestores de contenidos, identificando sus aplicaciones y configurándolos según requerimientos.</text:p>
<text:h text:style-name="Heading_20_3" text:outline-level="3"><text:bookmark-start text:name="criterios-de-evaluación"/>Criterios de evaluación<text:bookmark-end text:name="criterios-de-evaluación"/></text:h>
<table:table table:name="Table1" table:style-name="Table1">
  <table:table-column table:style-name="Table1.A"/>
  <table:table-column table:style-name="Table1.B"/>
  <table:table-header-rows>
    <table:table-row>
      <table:table-cell table:style-name="TableHeaderRowCell" office:value-type="string">
        <text:p text:style-name="P2">Identificador</text:p>
      </table:table-cell>
      <table:table-cell table:style-name="TableHeaderRowCell" office:value-type="string">
        <text:p text:style-name="Table_20_Heading">Criterio</text:p>
      </table:table-cell>
    </table:table-row>
  </table:table-header-rows>
  <table:table-row>
    <table:table-cell table:style-name="TableRowCell" office:value-type="string">
      <text:p text:style-name="P3"><text:span text:style-name="Source_Text">01.a</text:span></text:p>
    </table:table-cell>
    <table:table-cell table:style-name="TableRowCell" office:value-type="string">
      <text:p text:style-name="Table_20_Contents">Se ha establecido la utilidad de usar un gestor de contenidos.</text:p>
    </table:table-cell>
  </table:table-row>
  <table:table-row>
    <table:table-cell table:style-name="TableRowCell" office:value-type="string">
      <text:p text:style-name="P3"><text:span text:style-name="Source_Text">01.b</text:span></text:p>
    </table:table-cell>
    <table:table-cell table:style-name="TableRowCell" office:value-type="string">
      <text:p text:style-name="Table_20_Contents">Se han identificado los requerimientos necesarios para instalar gestores de contenidos.</text:p>
    </table:table-cell>
  </table:table-row>
  <table:table-row>
    <table:table-cell table:style-name="TableRowCell" office:value-type="string">
      <text:p text:style-name="P3"><text:span text:style-name="Source_Text">01.c</text:span></text:p>
    </table:table-cell>
    <table:table-cell table:style-name="TableRowCell" office:value-type="string">
      <text:p text:style-name="Table_20_Contents">Se han gestionado usuarios con roles diferentes.</text:p>
    </table:table-cell>
  </table:table-row>
  <table:table-row>
    <table:table-cell table:style-name="TableRowCell" office:value-type="string">
      <text:p text:style-name="P3"><text:span text:style-name="Source_Text">01.d</text:span></text:p>
    </table:table-cell>
    <table:table-cell table:style-name="TableRowCell" office:value-type="string">
      <text:p text:style-name="Table_20_Contents">Se ha personalizado la interfaz del gestor de contenidos.</text:p>
    </table:table-cell>
  </table:table-row>
  <table:table-row>
    <table:table-cell table:style-name="TableRowCell" office:value-type="string">
      <text:p text:style-name="P3"><text:span text:style-name="Source_Text">01.e</text:span></text:p>
    </table:table-cell>
    <table:table-cell table:style-name="TableRowCell" office:value-type="string">
      <text:p text:style-name="Table_20_Contents">Se han realizado pruebas de funcionamiento.</text:p>
    </table:table-cell>
  </table:table-row>
  <table:table-row>
    <table:table-cell table:style-name="TableRowCell" office:value-type="string">
      <text:p text:style-name="P3"><text:span text:style-name="Source_Text">01.f</text:span></text:p>
    </table:table-cell>
    <table:table-cell table:style-name="TableRowCell" office:value-type="string">
      <text:p text:style-name="Table_20_Contents">Se han realizado tareas de actualización gestor de contenidos, especialmente las de seguridad.</text:p>
    </table:table-cell>
  </table:table-row>
  <table:table-row>
    <table:table-cell table:style-name="TableRowCell" office:value-type="string">
      <text:p text:style-name="P3"><text:span text:style-name="Source_Text">01.g</text:span></text:p>
    </table:table-cell>
    <table:table-cell table:style-name="TableRowCell" office:value-type="string">
      <text:p text:style-name="Table_20_Contents">Se han instalado y configurado los módulos y menús necesarios.</text:p>
    </table:table-cell>
  </table:table-row>
  <table:table-row>
    <table:table-cell table:style-name="TableRowCell" office:value-type="string">
      <text:p text:style-name="P3"><text:span text:style-name="Source_Text">01.h</text:span></text:p>
    </table:table-cell>
    <table:table-cell table:style-name="TableRowCell" office:value-type="string">
      <text:p text:style-name="Table_20_Contents">Se han activado y configurado los mecanismos de seguridad proporcionados por el propio gestor de contenidos.</text:p>
    </table:table-cell>
  </table:table-row>
  <table:table-row>
    <table:table-cell table:style-name="TableRowCell" office:value-type="string">
      <text:p text:style-name="P3"><text:span text:style-name="Source_Text">01.i</text:span></text:p>
    </table:table-cell>
    <table:table-cell table:style-name="TableRowCell" office:value-type="string">
      <text:p text:style-name="Table_20_Contents">Se han habilitado foros y establecido reglas de acceso.</text:p>
    </table:table-cell>
  </table:table-row>
  <table:table-row>
    <table:table-cell table:style-name="TableRowCell" office:value-type="string">
      <text:p text:style-name="P3"><text:span text:style-name="Source_Text">01.j</text:span></text:p>
    </table:table-cell>
    <table:table-cell table:style-name="TableRowCell" office:value-type="string">
      <text:p text:style-name="Table_20_Contents">Se han realizado pruebas de funcionamiento.</text:p>
    </table:table-cell>
  </table:table-row>
  <table:table-row>
    <table:table-cell table:style-name="TableRowCell" office:value-type="string">
      <text:p text:style-name="P3"><text:span text:style-name="Source_Text">01.k</text:span></text:p>
    </table:table-cell>
    <table:table-cell table:style-name="TableRowCell" office:value-type="string">
      <text:p text:style-name="Table_20_Contents">Se han realizado copias de seguridad de los contenidos del gestor.</text:p>
    </table:table-cell>
  </table:table-row>
</table:table>
<text:h text:style-name="Heading_20_2" text:outline-level="2"><text:bookmark-start text:name="resultado-de-aprendizaje-2-ra2"/>Resultado de aprendizaje 2 (RA2)<text:bookmark-end text:name="resultado-de-aprendizaje-2-ra2"/></text:h>
<text:p text:style-name="First_20_paragraph">Instala sistemas de gestión de aprendizaje a distancia, describiendo la estructura del sitio y la jerarquía de directorios generada.</text:p>
<text:h text:style-name="Heading_20_3" text:outline-level="3"><text:bookmark-start text:name="criterios-de-evaluación-1"/>Criterios de evaluación<text:bookmark-end text:name="criterios-de-evaluación-1"/></text:h>
<table:table table:name="Table2" table:style-name="Table2">
  <table:table-column table:style-name="Table2.A"/>
  <table:table-column table:style-name="Table2.B"/>
  <table:table-header-rows>
    <table:table-row>
      <table:table-cell table:style-name="TableHeaderRowCell" office:value-type="string">
        <text:p text:style-name="P4">Identificador</text:p>
      </table:table-cell>
      <table:table-cell table:style-name="TableHeaderRowCell" office:value-type="string">
        <text:p text:style-name="Table_20_Heading">Criterio</text:p>
      </table:table-cell>
    </table:table-row>
  </table:table-header-rows>
  <table:table-row>
    <table:table-cell table:style-name="TableRowCell" office:value-type="string">
      <text:p text:style-name="P5"><text:span text:style-name="Source_Text">02.a</text:span></text:p>
    </table:table-cell>
    <table:table-cell table:style-name="TableRowCell" office:value-type="string">
      <text:p text:style-name="Table_20_Contents">Se ha establecido la utilidad de usar un gestor de aprendizaje a distancia.</text:p>
    </table:table-cell>
  </table:table-row>
  <table:table-row>
    <table:table-cell table:style-name="TableRowCell" office:value-type="string">
      <text:p text:style-name="P5"><text:span text:style-name="Source_Text">02.b</text:span></text:p>
    </table:table-cell>
    <table:table-cell table:style-name="TableRowCell" office:value-type="string">
      <text:p text:style-name="Table_20_Contents">Se ha reconocido la estructura del sitio y la jerarquía de directorios generada.</text:p>
    </table:table-cell>
  </table:table-row>
  <table:table-row>
    <table:table-cell table:style-name="TableRowCell" office:value-type="string">
      <text:p text:style-name="P5"><text:span text:style-name="Source_Text">02.c</text:span></text:p>
    </table:table-cell>
    <table:table-cell table:style-name="TableRowCell" office:value-type="string">
      <text:p text:style-name="Table_20_Contents">Se han realizado modificaciones en la estética o aspecto del sitio.</text:p>
    </table:table-cell>
  </table:table-row>
  <table:table-row>
    <table:table-cell table:style-name="TableRowCell" office:value-type="string">
      <text:p text:style-name="P5"><text:span text:style-name="Source_Text">02.d</text:span></text:p>
    </table:table-cell>
    <table:table-cell table:style-name="TableRowCell" office:value-type="string">
      <text:p text:style-name="Table_20_Contents">Se han manipulado y generado perfiles personalizados.</text:p>
    </table:table-cell>
  </table:table-row>
  <table:table-row>
    <table:table-cell table:style-name="TableRowCell" office:value-type="string">
      <text:p text:style-name="P5"><text:span text:style-name="Source_Text">02.e</text:span></text:p>
    </table:table-cell>
    <table:table-cell table:style-name="TableRowCell" office:value-type="string">
      <text:p text:style-name="Table_20_Contents">Se ha comprobado la funcionalidad de las comunicaciones mediante foros, consultas, entre otros.</text:p>
    </table:table-cell>
  </table:table-row>
  <table:table-row>
    <table:table-cell table:style-name="TableRowCell" office:value-type="string">
      <text:p text:style-name="P5"><text:span text:style-name="Source_Text">02.f</text:span></text:p>
    </table:table-cell>
    <table:table-cell table:style-name="TableRowCell" office:value-type="string">
      <text:p text:style-name="Table_20_Contents">Se han importado y exportado contenidos en distintos formatos.</text:p>
    </table:table-cell>
  </table:table-row>
  <table:table-row>
    <table:table-cell table:style-name="TableRowCell" office:value-type="string">
      <text:p text:style-name="P5"><text:span text:style-name="Source_Text">02.g</text:span></text:p>
    </table:table-cell>
    <table:table-cell table:style-name="TableRowCell" office:value-type="string">
      <text:p text:style-name="Table_20_Contents">Se han realizado copias de seguridad y restauraciones.</text:p>
    </table:table-cell>
  </table:table-row>
  <table:table-row>
    <table:table-cell table:style-name="TableRowCell" office:value-type="string">
      <text:p text:style-name="P5"><text:span text:style-name="Source_Text">02.h</text:span></text:p>
    </table:table-cell>
    <table:table-cell table:style-name="TableRowCell" office:value-type="string">
      <text:p text:style-name="Table_20_Contents">Se han realizado informes de acceso y utilización del sitio.</text:p>
    </table:table-cell>
  </table:table-row>
  <table:table-row>
    <table:table-cell table:style-name="TableRowCell" office:value-type="string">
      <text:p text:style-name="P5"><text:span text:style-name="Source_Text">02.i</text:span></text:p>
    </table:table-cell>
    <table:table-cell table:style-name="TableRowCell" office:value-type="string">
      <text:p text:style-name="Table_20_Contents">Se ha comprobado la seguridad del sitio.</text:p>
    </table:table-cell>
  </table:table-row>
  <table:table-row>
    <table:table-cell table:style-name="TableRowCell" office:value-type="string">
      <text:p text:style-name="P5"><text:span text:style-name="Source_Text">02.j</text:span></text:p>
    </table:table-cell>
    <table:table-cell table:style-name="TableRowCell" office:value-type="string">
      <text:p text:style-name="Table_20_Contents">Se ha elaborado documentación orientada a la formación de los usuarios.</text:p>
    </table:table-cell>
  </table:table-row>
</table:table>
<text:h text:style-name="Heading_20_2" text:outline-level="2"><text:bookmark-start text:name="resultado-de-aprendizaje-3-ra3"/>Resultado de aprendizaje 3 (RA3)<text:bookmark-end text:name="resultado-de-aprendizaje-3-ra3"/></text:h>
<text:p text:style-name="First_20_paragraph">Instala servicios de gestión de archivos web, identificando sus aplicaciones y verificando su integridad.</text:p>
<text:h text:style-name="Heading_20_3" text:outline-level="3"><text:bookmark-start text:name="criterios-de-evaluación-2"/>Criterios de evaluación<text:bookmark-end text:name="criterios-de-evaluación-2"/></text:h>
<table:table table:name="Table3" table:style-name="Table3">
  <table:table-column table:style-name="Table3.A"/>
  <table:table-column table:style-name="Table3.B"/>
  <table:table-header-rows>
    <table:table-row>
      <table:table-cell table:style-name="TableHeaderRowCell" office:value-type="string">
        <text:p text:style-name="P6">Identificador</text:p>
      </table:table-cell>
      <table:table-cell table:style-name="TableHeaderRowCell" office:value-type="string">
        <text:p text:style-name="Table_20_Heading">Criterio</text:p>
      </table:table-cell>
    </table:table-row>
  </table:table-header-rows>
  <table:table-row>
    <table:table-cell table:style-name="TableRowCell" office:value-type="string">
      <text:p text:style-name="P7"><text:span text:style-name="Source_Text">03.a</text:span></text:p>
    </table:table-cell>
    <table:table-cell table:style-name="TableRowCell" office:value-type="string">
      <text:p text:style-name="Table_20_Contents">Se ha establecido la utilidad de un servicio de gestión de archivos web.</text:p>
    </table:table-cell>
  </table:table-row>
  <table:table-row>
    <table:table-cell table:style-name="TableRowCell" office:value-type="string">
      <text:p text:style-name="P7"><text:span text:style-name="Source_Text">03.b</text:span></text:p>
    </table:table-cell>
    <table:table-cell table:style-name="TableRowCell" office:value-type="string">
      <text:p text:style-name="Table_20_Contents">Se han descrito diferentes aplicaciones de gestión de archivos web.</text:p>
    </table:table-cell>
  </table:table-row>
  <table:table-row>
    <table:table-cell table:style-name="TableRowCell" office:value-type="string">
      <text:p text:style-name="P7"><text:span text:style-name="Source_Text">03.c</text:span></text:p>
    </table:table-cell>
    <table:table-cell table:style-name="TableRowCell" office:value-type="string">
      <text:p text:style-name="Table_20_Contents">Se ha instalado y adaptado una herramienta de gestión de archivos web.</text:p>
    </table:table-cell>
  </table:table-row>
  <table:table-row>
    <table:table-cell table:style-name="TableRowCell" office:value-type="string">
      <text:p text:style-name="P7"><text:span text:style-name="Source_Text">03.d</text:span></text:p>
    </table:table-cell>
    <table:table-cell table:style-name="TableRowCell" office:value-type="string">
      <text:p text:style-name="Table_20_Contents">Se han creado y clasificado cuentas de usuario en función de sus permisos.</text:p>
    </table:table-cell>
  </table:table-row>
  <table:table-row>
    <table:table-cell table:style-name="TableRowCell" office:value-type="string">
      <text:p text:style-name="P7"><text:span text:style-name="Source_Text">03.e</text:span></text:p>
    </table:table-cell>
    <table:table-cell table:style-name="TableRowCell" office:value-type="string">
      <text:p text:style-name="Table_20_Contents">Se han gestionado archivos y directorios.</text:p>
    </table:table-cell>
  </table:table-row>
  <table:table-row>
    <table:table-cell table:style-name="TableRowCell" office:value-type="string">
      <text:p text:style-name="P7"><text:span text:style-name="Source_Text">03.f</text:span></text:p>
    </table:table-cell>
    <table:table-cell table:style-name="TableRowCell" office:value-type="string">
      <text:p text:style-name="Table_20_Contents">Se han utilizado archivos de información adicional.</text:p>
    </table:table-cell>
  </table:table-row>
  <table:table-row>
    <table:table-cell table:style-name="TableRowCell" office:value-type="string">
      <text:p text:style-name="P7"><text:span text:style-name="Source_Text">03.g</text:span></text:p>
    </table:table-cell>
    <table:table-cell table:style-name="TableRowCell" office:value-type="string">
      <text:p text:style-name="Table_20_Contents">Se han aplicado criterios de indexación sobre los archivos y directorios.</text:p>
    </table:table-cell>
  </table:table-row>
  <table:table-row>
    <table:table-cell table:style-name="TableRowCell" office:value-type="string">
      <text:p text:style-name="P7"><text:span text:style-name="Source_Text">03.h</text:span></text:p>
    </table:table-cell>
    <table:table-cell table:style-name="TableRowCell" office:value-type="string">
      <text:p text:style-name="Table_20_Contents">Se ha comprobado la seguridad del gestor de archivos.</text:p>
    </table:table-cell>
  </table:table-row>
</table:table>
<text:h text:style-name="Heading_20_2" text:outline-level="2"><text:bookmark-start text:name="resultado-de-aprendizaje-4-ra4"/>Resultado de aprendizaje 4 (RA4)<text:bookmark-end text:name="resultado-de-aprendizaje-4-ra4"/></text:h>
<text:p text:style-name="First_20_paragraph">Instala aplicaciones de ofimática web, describiendo sus características y entornos de uso.</text:p>
<text:h text:style-name="Heading_20_3" text:outline-level="3"><text:bookmark-start text:name="criterios-de-evaluación-3"/>Criterios de evaluación<text:bookmark-end text:name="criterios-de-evaluación-3"/></text:h>
<table:table table:name="Table4" table:style-name="Table4">
  <table:table-column table:style-name="Table4.A"/>
  <table:table-column table:style-name="Table4.B"/>
  <table:table-header-rows>
    <table:table-row>
      <table:table-cell table:style-name="TableHeaderRowCell" office:value-type="string">
        <text:p text:style-name="P8">Identificador</text:p>
      </table:table-cell>
      <table:table-cell table:style-name="TableHeaderRowCell" office:value-type="string">
        <text:p text:style-name="Table_20_Heading">Criterio</text:p>
      </table:table-cell>
    </table:table-row>
  </table:table-header-rows>
  <table:table-row>
    <table:table-cell table:style-name="TableRowCell" office:value-type="string">
      <text:p text:style-name="P9"><text:span text:style-name="Source_Text">04.a</text:span></text:p>
    </table:table-cell>
    <table:table-cell table:style-name="TableRowCell" office:value-type="string">
      <text:p text:style-name="Table_20_Contents">Se ha establecido la utilidad de las aplicaciones de ofimática web.</text:p>
    </table:table-cell>
  </table:table-row>
  <table:table-row>
    <table:table-cell table:style-name="TableRowCell" office:value-type="string">
      <text:p text:style-name="P9"><text:span text:style-name="Source_Text">04.b</text:span></text:p>
    </table:table-cell>
    <table:table-cell table:style-name="TableRowCell" office:value-type="string">
      <text:p text:style-name="Table_20_Contents">Se han descrito diferentes aplicaciones de ofimática web (procesador de textos, hoja de cálculo, entre otras).</text:p>
    </table:table-cell>
  </table:table-row>
  <table:table-row>
    <table:table-cell table:style-name="TableRowCell" office:value-type="string">
      <text:p text:style-name="P9"><text:span text:style-name="Source_Text">04.c</text:span></text:p>
    </table:table-cell>
    <table:table-cell table:style-name="TableRowCell" office:value-type="string">
      <text:p text:style-name="Table_20_Contents">Se han instalado aplicaciones de ofimática web.</text:p>
    </table:table-cell>
  </table:table-row>
  <table:table-row>
    <table:table-cell table:style-name="TableRowCell" office:value-type="string">
      <text:p text:style-name="P9"><text:span text:style-name="Source_Text">04.d</text:span></text:p>
    </table:table-cell>
    <table:table-cell table:style-name="TableRowCell" office:value-type="string">
      <text:p text:style-name="Table_20_Contents">Se han gestionado las cuentas de usuario.</text:p>
    </table:table-cell>
  </table:table-row>
  <table:table-row>
    <table:table-cell table:style-name="TableRowCell" office:value-type="string">
      <text:p text:style-name="P9"><text:span text:style-name="Source_Text">04.e</text:span></text:p>
    </table:table-cell>
    <table:table-cell table:style-name="TableRowCell" office:value-type="string">
      <text:p text:style-name="Table_20_Contents">Se han aplicado criterios de seguridad en el acceso de los usuarios.</text:p>
    </table:table-cell>
  </table:table-row>
  <table:table-row>
    <table:table-cell table:style-name="TableRowCell" office:value-type="string">
      <text:p text:style-name="P9"><text:span text:style-name="Source_Text">04.f</text:span></text:p>
    </table:table-cell>
    <table:table-cell table:style-name="TableRowCell" office:value-type="string">
      <text:p text:style-name="Table_20_Contents">Se han reconocido las prestaciones específicas de cada una de las aplicaciones instaladas.</text:p>
    </table:table-cell>
  </table:table-row>
  <table:table-row>
    <table:table-cell table:style-name="TableRowCell" office:value-type="string">
      <text:p text:style-name="P9"><text:span text:style-name="Source_Text">04.g</text:span></text:p>
    </table:table-cell>
    <table:table-cell table:style-name="TableRowCell" office:value-type="string">
      <text:p text:style-name="Table_20_Contents">Se han utilizado las aplicaciones de forma colaborativa.</text:p>
    </table:table-cell>
  </table:table-row>
</table:table>
<text:h text:style-name="Heading_20_2" text:outline-level="2"><text:bookmark-start text:name="resultado-de-aprendizaje-5-ra5"/>Resultado de aprendizaje 5 (RA5)<text:bookmark-end text:name="resultado-de-aprendizaje-5-ra5"/></text:h>
<text:p text:style-name="First_20_paragraph">Instala aplicaciones web de escritorio, describiendo sus características y entornos de uso.</text:p>
<text:h text:style-name="Heading_20_3" text:outline-level="3"><text:bookmark-start text:name="criterios-de-evaluación-4"/>Criterios de evaluación<text:bookmark-end text:name="criterios-de-evaluación-4"/></text:h>
<table:table table:name="Table5" table:style-name="Table5">
  <table:table-column table:style-name="Table5.A"/>
  <table:table-column table:style-name="Table5.B"/>
  <table:table-header-rows>
    <table:table-row>
      <table:table-cell table:style-name="TableHeaderRowCell" office:value-type="string">
        <text:p text:style-name="P10">Identificador</text:p>
      </table:table-cell>
      <table:table-cell table:style-name="TableHeaderRowCell" office:value-type="string">
        <text:p text:style-name="Table_20_Heading">Criterio</text:p>
      </table:table-cell>
    </table:table-row>
  </table:table-header-rows>
  <table:table-row>
    <table:table-cell table:style-name="TableRowCell" office:value-type="string">
      <text:p text:style-name="P11"><text:span text:style-name="Source_Text">05.a</text:span></text:p>
    </table:table-cell>
    <table:table-cell table:style-name="TableRowCell" office:value-type="string">
      <text:p text:style-name="Table_20_Contents">Se han descrito diferentes aplicaciones web de escritorio.</text:p>
    </table:table-cell>
  </table:table-row>
  <table:table-row>
    <table:table-cell table:style-name="TableRowCell" office:value-type="string">
      <text:p text:style-name="P11"><text:span text:style-name="Source_Text">05.b</text:span></text:p>
    </table:table-cell>
    <table:table-cell table:style-name="TableRowCell" office:value-type="string">
      <text:p text:style-name="Table_20_Contents">Se han instalado aplicaciones para proveer de acceso web al servicio de correo electrónico.</text:p>
    </table:table-cell>
  </table:table-row>
  <table:table-row>
    <table:table-cell table:style-name="TableRowCell" office:value-type="string">
      <text:p text:style-name="P11"><text:span text:style-name="Source_Text">05.c</text:span></text:p>
    </table:table-cell>
    <table:table-cell table:style-name="TableRowCell" office:value-type="string">
      <text:p text:style-name="Table_20_Contents">Se han configurado las aplicaciones para integrarlas con un servidor de correo.</text:p>
    </table:table-cell>
  </table:table-row>
  <table:table-row>
    <table:table-cell table:style-name="TableRowCell" office:value-type="string">
      <text:p text:style-name="P11"><text:span text:style-name="Source_Text">05.d</text:span></text:p>
    </table:table-cell>
    <table:table-cell table:style-name="TableRowCell" office:value-type="string">
      <text:p text:style-name="Table_20_Contents">Se han gestionado las cuentas de usuario.</text:p>
    </table:table-cell>
  </table:table-row>
  <table:table-row>
    <table:table-cell table:style-name="TableRowCell" office:value-type="string">
      <text:p text:style-name="P11"><text:span text:style-name="Source_Text">05.e</text:span></text:p>
    </table:table-cell>
    <table:table-cell table:style-name="TableRowCell" office:value-type="string">
      <text:p text:style-name="Table_20_Contents">Se ha verificado el acceso al correo electrónico.</text:p>
    </table:table-cell>
  </table:table-row>
  <table:table-row>
    <table:table-cell table:style-name="TableRowCell" office:value-type="string">
      <text:p text:style-name="P11"><text:span text:style-name="Source_Text">05.f</text:span></text:p>
    </table:table-cell>
    <table:table-cell table:style-name="TableRowCell" office:value-type="string">
      <text:p text:style-name="Table_20_Contents">Se han instalado aplicaciones de calendario web.</text:p>
    </table:table-cell>
  </table:table-row>
  <table:table-row>
    <table:table-cell table:style-name="TableRowCell" office:value-type="string">
      <text:p text:style-name="P11"><text:span text:style-name="Source_Text">05.g</text:span></text:p>
    </table:table-cell>
    <table:table-cell table:style-name="TableRowCell" office:value-type="string">
      <text:p text:style-name="Table_20_Contents">Se han reconocido las prestaciones específicas de las aplicaciones instaladas (citas, tareas, entre otras).</text:p>
    </table:table-cell>
  </table:table-row>
</table:table>
<text:p text:style-name="Horizontal_20_Lin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ES" fo:font-size="12pt" fo:language="es"/>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ES" fo:font-size="12pt" fo:hyphenate="false" fo:hyphenation-push-char-count="2" fo:hyphenation-remain-char-count="2" fo:language="es"/>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Aplicaciones web</dc:title>
    <dc:description/>
    <dc:subject/>
    <meta:keyword>SMR, AW</meta:keyword>
    <dc:language>es-ES</dc:language>
    <meta:initial-creator>Opositor Nº 88888888</meta:initial-creator>
    <dc:creator>Opositor Nº 88888888</dc:creator>
    <meta:creation-date>2025-02-18T00:51:30Z</meta:creation-date>
    <dc:date>2025-02-18T00:51:30Z</dc:date>
    <meta:user-defined meta:name="abstract" meta:value-type="string">Programación didáctica para el primer curso del Grado Medio de Sistemas Microinformáticos y Redes. Impartida en el IES Salmedina (Chipiona, Cádiz) Curso 2024-2025.</meta:user-defined>
    <meta:user-defined meta:name="footer-left" meta:value-type="string">Ciclo Formativo de Grado Superior - Sistemas Microinformáticos y Redes</meta:user-defined>
    <meta:user-defined meta:name="footnotes-pretty" meta:value-type="string">True</meta:user-defined>
    <meta:user-defined meta:name="header-center" meta:value-type="string"/>
    <meta:user-defined meta:name="linestretch" meta:value-type="string">1.2</meta:user-defined>
    <meta:user-defined meta:name="mainfont" meta:value-type="string">Source Sans 3</meta:user-defined>
    <meta:user-defined meta:name="page-background" meta:value-type="string">./resources/backgrounds/fondo-pd-2025.png</meta:user-defined>
    <meta:user-defined meta:name="page-background-opacity" meta:value-type="string">1</meta:user-defined>
    <meta:user-defined meta:name="sansfont" meta:value-type="string">Source Sans 3</meta:user-defined>
    <meta:user-defined meta:name="subtitle" meta:value-type="string">Curso 2024-2025</meta:user-defined>
    <meta:user-defined meta:name="table-use-row-colors" meta:value-type="string">False</meta:user-defined>
    <meta:user-defined meta:name="titlepage" meta:value-type="string">True</meta:user-defined>
    <meta:user-defined meta:name="titlepage-background" meta:value-type="string">False</meta:user-defined>
    <meta:user-defined meta:name="titlepage-color" meta:value-type="string">007932</meta:user-defined>
    <meta:user-defined meta:name="titlepage-rule-color" meta:value-type="string">360049</meta:user-defined>
    <meta:user-defined meta:name="titlepage-rule-height" meta:value-type="string">0</meta:user-defined>
    <meta:user-defined meta:name="titlepage-text-color" meta:value-type="string">FFFFFF</meta:user-defined>
  </office:meta>
</office:document-meta>
</file>